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3" office:value-type="string" calcext:value-type="string">
            <text:p>mh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shelfmark</text:p>
          </table:table-cell>
          <table:table-cell table:style-name="ce5" office:value-type="string" calcext:value-type="string">
            <text:p>permalink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edited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storello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/>
          <table:table-cell office:value-type="string" calcext:value-type="string">
            <text:p>https://mdz-nbn-resolving.de/details:bsb000516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pplausus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 factae</text:p>
          </table:table-cell>
          <table:table-cell/>
          <table:table-cell office:value-type="string" calcext:value-type="string">
            <text:p>https://mdz-nbn-resolving.de/details:bsb11141829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9 Cadenze e versetti</text:p>
          </table:table-cell>
          <table:table-cell/>
          <table:table-cell office:value-type="string" calcext:value-type="string">
            <text:p>https://mdz-nbn-resolving.de/details:bsb00085103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es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es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esperae</text:p>
          </table:table-cell>
          <table:table-cell/>
          <table:table-cell office:value-type="string" calcext:value-type="string">
            <text:p>https://mdz-nbn-resolving.de/details:bsb00141239</text:p>
          </table:table-cell>
          <table:table-cell office:value-type="string" calcext:value-type="string">
            <text:p>6 vocal pieces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esperae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Vesperae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alvete flor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esperae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 Dei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table:number-columns-repeated="10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fitebuntur caeli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 ascend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table:number-columns-repeated="10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</text:p>
          </table:table-cell>
          <table:table-cell table:number-columns-repeated="10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ms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/>
          <table:table-cell office:value-type="string" calcext:value-type="string">
            <text:p>https://mdz-nbn-resolving.de/details:bsb00108408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table:number-columns-repeated="10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table:number-columns-repeated="10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table:number-columns-repeated="10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us ut palma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/>
          <table:table-cell office:value-type="string" calcext:value-type="string">
            <text:p>https://mdz-nbn-resolving.de/details:bsb11151760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enedicite Dominum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 exstirpavit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eni Sancte Spiritus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 quis habitabi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11145687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0008499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s cordis me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us in adiutorium (2x)</text:p>
          </table:table-cell>
          <table:table-cell/>
          <table:table-cell office:value-type="string" calcext:value-type="string">
            <text:p>https://mdz-nbn-resolving.de/details:bsb00141239</text:p>
          </table:table-cell>
          <table:table-cell office:value-type="string" calcext:value-type="string">
            <text:p>6 vocal pieces</text:p>
          </table:table-cell>
          <table:table-cell table:number-columns-repeated="101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/>
          <table:table-cell office:value-type="string" calcext:value-type="string">
            <text:p>https://mdz-nbn-resolving.de/details:bsb00114516</text:p>
          </table:table-cell>
          <table:table-cell office:value-type="string" calcext:value-type="string">
            <text:p>also contains 5 other Tantum by von Winter and Danzi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unus noster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table:number-columns-repeated="10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table:number-columns-repeated="102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table:number-columns-repeated="102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table:number-columns-repeated="102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table:number-columns-repeated="102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table:number-columns-repeated="102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table:number-columns-repeated="10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erperae</text:p>
          </table:table-cell>
          <table:table-cell/>
          <table:table-cell office:value-type="string" calcext:value-type="string">
            <text:p>https://mdz-nbn-resolving.de/details:bsb00141239</text:p>
          </table:table-cell>
          <table:table-cell office:value-type="string" calcext:value-type="string">
            <text:p>6 vocal pieces</text:p>
          </table:table-cell>
          <table:table-cell table:number-columns-repeated="101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 o Schöpfer</text:p>
          </table:table-cell>
          <table:table-cell table:number-columns-repeated="102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/>
          <table:table-cell office:value-type="string" calcext:value-type="string">
            <text:p>https://mdz-nbn-resolving.de/details:bsb11134574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table:number-columns-repeated="102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table:number-columns-repeated="102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table:number-columns-repeated="101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</text:p>
          </table:table-cell>
          <table:table-cell table:number-columns-repeated="102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table:number-columns-repeated="10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table:number-columns-repeated="10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table:number-columns-repeated="10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 confitemini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omine Deus</text:p>
          </table:table-cell>
          <table:table-cell table:number-columns-repeated="102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est</text:p>
          </table:table-cell>
          <table:table-cell office:value-type="string" calcext:value-type="string">
            <text:p>Resurrexit</text:p>
          </table:table-cell>
          <table:table-cell/>
          <table:table-cell office:value-type="string" calcext:value-type="string">
            <text:p>https://mdz-nbn-resolving.de/details:bsb00089965</text:p>
          </table:table-cell>
          <table:table-cell table:number-columns-repeated="1020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.00.0000</text:date>, <text:time style:data-style-name="N2" text:time-value="11:03:34.493944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2-05-31T11:03:46.310563318</dc:date>
    <meta:editing-duration>PT1H20M5S</meta:editing-duration>
    <meta:editing-cycles>53</meta:editing-cycles>
    <meta:generator>LibreOffice/7.3.3.2$Linux_X86_64 LibreOffice_project/30$Build-2</meta:generator>
    <meta:document-statistic meta:table-count="1" meta:cell-count="584" meta:object-count="0"/>
  </office:meta>
</office:document-meta>
</file>